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E1000000E1EDD48640C36027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332f20" draw:textarea-horizontal-align="justify" draw:textarea-vertical-align="middle" draw:auto-grow-height="false" fo:min-height="0.702cm" fo:min-width="12.5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3.365cm"/>
      <style:paragraph-properties style:writing-mode="lr-tb"/>
    </style:style>
    <style:style style:name="gr5" style:family="graphic" style:parent-style-name="Object_20_with_20_no_20_fill_20_and_20_no_20_line">
      <style:graphic-properties draw:fill="bitmap" draw:fill-image-name="Bitmap_20_4" style:repeat="stretch" draw:textarea-horizontal-align="center" draw:textarea-vertical-align="middle"/>
    </style:style>
    <style:style style:name="co1" style:family="table-column">
      <style:table-column-properties style:column-width="5.747cm" style:use-optimal-column-width="false"/>
    </style:style>
    <style:style style:name="co2" style:family="table-column">
      <style:table-column-properties style:column-width="5.751cm" style:use-optimal-column-width="false"/>
    </style:style>
    <style:style style:name="ro1" style:family="table-row">
      <style:table-row-properties style:row-height="0cm" style:use-optimal-row-height="true"/>
    </style:style>
    <style:style style:name="ce1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style:font-size-asian="13pt" style:font-size-complex="13pt"/>
    </style:style>
    <style:style style:name="ce5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style:font-size-asian="13pt" style:font-size-complex="13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5" style:family="paragraph">
      <loext:graphic-properties draw:fill-color="#332f20"/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6" style:family="paragraph">
      <style:paragraph-properties fo:margin-top="0cm" fo:margin-bottom="0.305cm" fo:line-height="150%" fo:text-align="star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 draw:fill-color="#ffffff"/>
      <style:paragraph-properties fo:margin-top="0cm" fo:margin-bottom="0.305cm"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bitmap" draw:fill-image-name="Bitmap_20_4" style:repeat="stretch"/>
      <style:paragraph-properties fo:text-align="center"/>
    </style:style>
    <style:style style:name="T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d7" loext:opacity="100%" fo:font-size="14pt" style:font-size-asian="14pt" style:font-size-complex="14pt"/>
    </style:style>
    <style:style style:name="T3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67cm" svg:height="1.199cm" svg:x="1cm" svg:y="8.937cm">
          <draw:text-box>
            <text:p text:style-name="P1"><text:span text:style-name="T1">Head of Architecture at Rethink Technology</text:span></text:p>
          </draw:text-box>
        </draw:frame>
        <draw:line draw:style-name="gr2" draw:text-style-name="P3" draw:layer="layout" svg:x1="1cm" svg:y1="5.663cm" svg:x2="20cm" svg:y2="5.663cm">
          <text:p/>
        </draw:line>
        <draw:custom-shape draw:style-name="gr3" draw:text-style-name="P5" draw:layer="layout" svg:width="13.017cm" svg:height="0.952cm" svg:x="3.857cm" svg:y="5.128cm">
          <text:p text:style-name="P4"><text:span text:style-name="T2">RECOMMENDATION LETTER – Leandro Parisi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7.73cm" svg:height="23.615cm" svg:x="1.635cm" svg:y="6.715cm">
          <draw:text-box>
            <text:p text:style-name="P6"><text:span text:style-name="T3">24/11/2022</text:span></text:p>
            <text:p text:style-name="P6"><text:span text:style-name="T3">To whom this may concern,</text:span></text:p>
            <text:p text:style-name="P6"><text:span text:style-name="T3">This is to certificate that Mr. Leandro Parisi Carvalho Belisário was employee of Nata House and was employed from January 2021 unit August 2021.</text:span></text:p>
            <text:p text:style-name="P6"><text:span text:style-name="T3">During his stay he was an important part of the team. He was extremely pro active and was always delivering features with high quality.</text:span></text:p>
            <text:p text:style-name="P6"><text:span text:style-name="T3">As his main contribution to the team I can highlight a big refactor he led on the code base, which highly improved the teams performance and organization</text:span></text:p>
            <text:p text:style-name="P6"><text:span text:style-name="T3">Mr. Leandro Parisi Carvalho Belisário was part of the team full time basis (40 hours / week) as a </text:span><text:span text:style-name="T4">Software Engineer</text:span><text:span text:style-name="T3">.</text:span></text:p>
            <text:p text:style-name="P6"><text:span text:style-name="T3"/></text:p>
            <text:p text:style-name="P6"><text:span text:style-name="T3"><text:s/></text:span></text:p>
            <text:p text:style-name="P6"><text:span text:style-name="T3"/></text:p>
            <text:p text:style-name="P7"><text:span text:style-name="T3">He performed the following duties:</text:span></text:p>
            <text:p text:style-name="P7"><text:span text:style-name="T3">1. Maintaining code base;</text:span></text:p>
            <text:p text:style-name="P7"><text:span text:style-name="T3">2. Implementing new features which were requested by the stakeholders;</text:span></text:p>
            <text:p text:style-name="P7"><text:span text:style-name="T3">3. Helping organize the team;</text:span></text:p>
            <text:p text:style-name="P7"><text:span text:style-name="T3">4. Mentoring and teaching new members;</text:span></text:p>
            <text:p text:style-name="P7"><text:span text:style-name="T3"/></text:p>
            <text:p text:style-name="P7"><text:span text:style-name="T3"/></text:p>
            <text:p text:style-name="P7"><text:span text:style-name="T3">Sincerely yours,</text:span></text:p>
            <text:p text:style-name="P7"><text:span text:style-name="T3"/></text:p>
            <text:p text:style-name="P7"><text:span text:style-name="T3">____________________________</text:span></text:p>
            <text:p text:style-name="P7"><text:span text:style-name="T3"><text:tab/></text:span><text:span text:style-name="T3">André La Rocca</text:span></text:p>
            <text:p text:style-name="P7"><text:span text:style-name="T3"><text:s text:c="4"/></text:span><text:span text:style-name="T3"><text:tab/></text:span><text:span text:style-name="T3">Co Founder – Nata House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standard" draw:layer="layout" svg:width="17.244cm" svg:height="2.057cm" svg:x="1.864cm" svg:y="16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5">Position</text:span></text:p>
              </table:table-cell>
              <table:table-cell table:style-name="ce2">
                <text:p text:style-name="P9"><text:span text:style-name="T5">Duration</text:span></text:p>
              </table:table-cell>
              <table:table-cell table:style-name="ce3">
                <text:p text:style-name="P9"><text:span text:style-name="T5">Location</text:span></text:p>
              </table:table-cell>
            </table:table-row>
            <table:table-row table:style-name="ro1">
              <table:table-cell table:style-name="ce4">
                <text:p text:style-name="P10"><text:span text:style-name="T6">Software Engineer</text:span></text:p>
              </table:table-cell>
              <table:table-cell table:style-name="ce5">
                <text:p text:style-name="P10"><text:span text:style-name="T6">January 2021 – August 2021 </text:span></text:p>
              </table:table-cell>
              <table:table-cell table:style-name="ce6">
                <text:p text:style-name="P10"><text:span text:style-name="T6">Brazil</text:span>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5" draw:text-style-name="P11" draw:layer="layout" svg:width="3.81cm" svg:height="3.81cm" svg:x="8.302cm" svg:y="1.216cm" svg:viewBox="0 0 3811 3811" svg:d="M3556 2858c-168 290-408 530-698 698-289 167-618 255-952 255-335 0-664-88-953-255-290-168-530-408-698-698-167-289-255-618-255-952 0-335 88-664 255-953 168-290 408-530 698-698 289-167 618-255 952-255 335 0 664 88 953 255 290 168 530 408 698 698 167 289 255 618 255 953 0 334-88 663-255 95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4" draw:display-name="Bitmap 4" xlink:href="Pictures/10000000000000E1000000E1EDD48640C36027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2-06T14:54:37.402052517</dc:date>
    <meta:editing-duration>PT31M25S</meta:editing-duration>
    <meta:editing-cycles>8</meta:editing-cycles>
    <meta:generator>LibreOffice/7.3.7.2$Linux_X86_64 LibreOffice_project/30$Build-2</meta:generator>
    <meta:document-statistic meta:object-count="6"/>
  </office:meta>
</office:document-meta>
</file>